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FBC00000335C7B470F9.svm" manifest:media-type=""/>
  <manifest:file-entry manifest:full-path="Pictures/2000000900003EBD000006845522C563.svm" manifest:media-type=""/>
  <manifest:file-entry manifest:full-path="Pictures/20000009000062EA000024E7F5F3C140.svm" manifest:media-type=""/>
  <manifest:file-entry manifest:full-path="Pictures/2000000900002C58000006B9E216B7F1.svm" manifest:media-type=""/>
  <manifest:file-entry manifest:full-path="Pictures/20000009000050EE000022A1AFBC27D3.svm" manifest:media-type=""/>
  <manifest:file-entry manifest:full-path="Pictures/20000009000053D30000268E04DED05B.svm" manifest:media-type=""/>
  <manifest:file-entry manifest:full-path="Pictures/20000009000054220000205A06F1F47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Times-Bold" svg:font-family="Times-Bold" style:font-family-generic="roman"/>
    <style:font-face style:name="Times-Roman" svg:font-family="Times-Roman" style:font-family-generic="roman"/>
    <style:font-face style:name="Ubuntu" svg:font-family="Ubuntu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2.429cm" style:rel-column-width="9362*"/>
    </style:style>
    <style:style style:name="Table3.G" style:family="table-column">
      <style:table-column-properties style:column-width="2.429cm" style:rel-column-width="9363*"/>
    </style:style>
    <style:style style:name="Table3.1" style:family="table-row">
      <style:table-row-properties style:row-height="0.71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76cm" fo:text-align="start" style:justify-single-word="false"/>
    </style:style>
    <style:style style:name="P2" style:family="paragraph" style:parent-style-name="Standard">
      <style:paragraph-properties style:line-height-at-least="0.176cm"/>
      <style:text-properties officeooo:paragraph-rsid="0020a0cb"/>
    </style:style>
    <style:style style:name="P3" style:family="paragraph" style:parent-style-name="Standard">
      <style:paragraph-properties style:line-height-at-least="0.176cm"/>
      <style:text-properties style:font-name="Arial" fo:font-size="16pt" fo:font-weight="bold" officeooo:paragraph-rsid="00183cba" style:font-size-asian="16pt" style:font-weight-asian="bold" style:font-size-complex="16pt" style:font-weight-complex="bold"/>
    </style:style>
    <style:style style:name="P4" style:family="paragraph" style:parent-style-name="Standard">
      <style:paragraph-properties style:line-height-at-least="0.176cm"/>
      <style:text-properties style:font-name="Arial" fo:font-size="16pt" fo:font-weight="bold" officeooo:rsid="00183cba" officeooo:paragraph-rsid="00183cba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176cm"/>
      <style:text-properties style:font-name="Arial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style:line-height-at-least="0.176cm"/>
      <style:text-properties style:font-name="Arial" fo:font-size="16pt" fo:font-weight="bold" officeooo:paragraph-rsid="001b20ac" style:font-size-asian="16pt" style:font-weight-asian="bold" style:font-size-complex="16pt"/>
    </style:style>
    <style:style style:name="P7" style:family="paragraph" style:parent-style-name="Standard">
      <style:paragraph-properties style:line-height-at-least="0.176cm"/>
      <style:text-properties style:font-name="Arial" fo:font-size="16pt" fo:font-weight="bold" officeooo:paragraph-rsid="001d59f9" style:font-size-asian="16pt" style:font-weight-asian="bold" style:font-size-complex="16pt"/>
    </style:style>
    <style:style style:name="P8" style:family="paragraph" style:parent-style-name="Standard">
      <style:paragraph-properties style:line-height-at-least="0.176cm"/>
      <style:text-properties style:font-name="Arial" fo:font-size="16pt" fo:font-weight="bold" officeooo:paragraph-rsid="001e35c4" style:font-size-asian="16pt" style:font-weight-asian="bold" style:font-size-complex="16pt"/>
    </style:style>
    <style:style style:name="P9" style:family="paragraph" style:parent-style-name="Standard">
      <style:paragraph-properties style:line-height-at-least="0.176cm"/>
      <style:text-properties style:font-name="Arial" fo:font-size="16pt" fo:font-weight="bold" officeooo:rsid="001b20ac" officeooo:paragraph-rsid="001b20ac" style:font-size-asian="16pt" style:font-weight-asian="bold" style:font-size-complex="16pt"/>
    </style:style>
    <style:style style:name="P10" style:family="paragraph" style:parent-style-name="Standard">
      <style:paragraph-properties style:line-height-at-least="0.176cm"/>
      <style:text-properties style:font-name="Arial" fo:font-size="16pt" fo:font-weight="bold" officeooo:rsid="001b20ac" officeooo:paragraph-rsid="002864d1" style:font-size-asian="16pt" style:font-weight-asian="bold" style:font-size-complex="16pt"/>
    </style:style>
    <style:style style:name="P11" style:family="paragraph" style:parent-style-name="Standard">
      <style:paragraph-properties style:line-height-at-least="0.176cm"/>
      <style:text-properties style:font-name="Arial" fo:font-size="16pt" fo:font-weight="bold" officeooo:rsid="001e35c4" officeooo:paragraph-rsid="001b20ac" style:font-size-asian="16pt" style:font-weight-asian="bold" style:font-size-complex="16pt"/>
    </style:style>
    <style:style style:name="P12" style:family="paragraph" style:parent-style-name="Standard">
      <style:paragraph-properties style:line-height-at-least="0.176cm"/>
      <style:text-properties style:font-name="Arial" fo:font-size="16pt" fo:font-weight="bold" officeooo:rsid="001e4656" officeooo:paragraph-rsid="001e4656" style:font-size-asian="16pt" style:font-weight-asian="bold" style:font-size-complex="16pt"/>
    </style:style>
    <style:style style:name="P13" style:family="paragraph" style:parent-style-name="Standard">
      <style:paragraph-properties style:line-height-at-least="0.176cm"/>
      <style:text-properties style:font-name="Arial" fo:font-size="16pt" fo:font-weight="bold" officeooo:rsid="002302d5" officeooo:paragraph-rsid="001b20ac" style:font-size-asian="16pt" style:font-weight-asian="bold" style:font-size-complex="16pt"/>
    </style:style>
    <style:style style:name="P14" style:family="paragraph" style:parent-style-name="Standard">
      <style:paragraph-properties style:line-height-at-least="0.176cm"/>
      <style:text-properties style:font-name="Arial" fo:font-size="16pt" fo:font-weight="bold" officeooo:rsid="00235b8b" officeooo:paragraph-rsid="001b20ac" style:font-size-asian="16pt" style:font-weight-asian="bold" style:font-size-complex="16pt"/>
    </style:style>
    <style:style style:name="P15" style:family="paragraph" style:parent-style-name="Standard">
      <style:paragraph-properties style:line-height-at-least="0.176cm"/>
      <style:text-properties style:font-name="Arial" fo:font-size="16pt" fo:font-weight="bold" officeooo:rsid="002864d1" officeooo:paragraph-rsid="001b20ac" style:font-size-asian="16pt" style:font-weight-asian="bold" style:font-size-complex="16pt"/>
    </style:style>
    <style:style style:name="P16" style:family="paragraph" style:parent-style-name="Standard">
      <style:paragraph-properties style:line-height-at-least="0.176cm" fo:text-align="start" style:justify-single-word="false"/>
      <style:text-properties style:font-name="Arial" fo:font-size="11.5pt" officeooo:paragraph-rsid="00183cba" style:font-size-asian="11.5pt"/>
    </style:style>
    <style:style style:name="P17" style:family="paragraph" style:parent-style-name="Standard">
      <style:paragraph-properties style:line-height-at-least="0.176cm"/>
      <style:text-properties style:font-name="Arial" fo:font-size="12pt" fo:font-weight="normal" officeooo:rsid="001e35c4" officeooo:paragraph-rsid="001e35c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176cm"/>
      <style:text-properties style:font-name="Arial" fo:font-size="12pt" fo:font-weight="normal" officeooo:rsid="001b20ac" officeooo:paragraph-rsid="001b20a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176cm"/>
      <style:text-properties style:font-name="Arial" fo:font-size="12pt" fo:font-weight="normal" officeooo:rsid="00235b8b" officeooo:paragraph-rsid="00235b8b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weight="bold" officeooo:rsid="00195d86" style:font-weight-asian="bold" style:font-weight-complex="bold"/>
    </style:style>
    <style:style style:name="P21" style:family="paragraph" style:parent-style-name="Standard">
      <style:paragraph-properties style:line-height-at-least="0.176cm" fo:text-align="start" style:justify-single-word="false"/>
      <style:text-properties fo:font-size="12pt" officeooo:paragraph-rsid="00183cba" style:font-size-asian="12pt" style:font-size-complex="12pt"/>
    </style:style>
    <style:style style:name="P22" style:family="paragraph" style:parent-style-name="Standard">
      <style:paragraph-properties style:line-height-at-least="0.176cm"/>
      <style:text-properties style:font-name="Ubuntu" fo:font-size="11pt" fo:font-weight="bold" officeooo:rsid="00183cba" officeooo:paragraph-rsid="00183cba" style:font-size-asian="11pt" style:font-weight-asian="bold" style:font-size-complex="16pt" style:font-weight-complex="bold"/>
    </style:style>
    <style:style style:name="P23" style:family="paragraph" style:parent-style-name="Standard">
      <style:paragraph-properties style:line-height-at-least="0.176cm" fo:text-align="start" style:justify-single-word="false"/>
      <style:text-properties style:font-name="Ubuntu" fo:font-size="11pt" officeooo:rsid="00183cba" officeooo:paragraph-rsid="00183cba" style:font-size-asian="11pt"/>
    </style:style>
    <style:style style:name="P24" style:family="paragraph" style:parent-style-name="Standard">
      <style:text-properties officeooo:rsid="00215f37"/>
    </style:style>
    <style:style style:name="P25" style:family="paragraph" style:parent-style-name="Text_20_body">
      <style:paragraph-properties style:line-height-at-least="0.176cm"/>
    </style:style>
    <style:style style:name="P26" style:family="paragraph" style:parent-style-name="Table_20_Contents">
      <style:text-properties officeooo:paragraph-rsid="0020a0cb"/>
    </style:style>
    <style:style style:name="P27" style:family="paragraph" style:parent-style-name="Table_20_Contents">
      <style:text-properties officeooo:rsid="001c70d9" officeooo:paragraph-rsid="001c70d9"/>
    </style:style>
    <style:style style:name="P28" style:family="paragraph" style:parent-style-name="Table_20_Contents">
      <style:text-properties officeooo:rsid="0020a0cb" officeooo:paragraph-rsid="0020a0cb"/>
    </style:style>
    <style:style style:name="P29" style:family="paragraph" style:parent-style-name="Table_20_Contents">
      <style:text-properties officeooo:rsid="002302d5" officeooo:paragraph-rsid="002302d5"/>
    </style:style>
    <style:style style:name="P30" style:family="paragraph" style:parent-style-name="Table_20_Contents">
      <style:text-properties fo:color="#008000" fo:font-size="12pt" fo:font-weight="normal" officeooo:rsid="001e4656" officeooo:paragraph-rsid="0020a0cb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fo:font-size="12pt" fo:font-weight="normal" officeooo:rsid="001e4656" officeooo:paragraph-rsid="0020a0cb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color="#000080" fo:font-size="12pt" fo:font-weight="normal" officeooo:rsid="001e4656" officeooo:paragraph-rsid="0020a0c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176cm"/>
      <style:text-properties style:font-name="Arial" fo:font-size="16pt" fo:font-weight="bold" officeooo:paragraph-rsid="0029c945" style:font-size-asian="16pt" style:font-weight-asian="bold" style:font-size-complex="16pt"/>
    </style:style>
    <style:style style:name="P34" style:family="paragraph" style:parent-style-name="Standard">
      <style:paragraph-properties style:line-height-at-least="0.176cm"/>
    </style:style>
    <style:style style:name="P35" style:family="paragraph" style:parent-style-name="Standard">
      <style:text-properties officeooo:paragraph-rsid="0029c945"/>
    </style:style>
    <style:style style:name="T1" style:family="text">
      <style:text-properties style:font-name="Arial" fo:font-size="16pt" fo:font-weight="bold" style:font-size-asian="16pt" style:font-weight-asian="bold" style:font-size-complex="16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8pt" fo:font-weight="bold" style:font-size-asian="18pt" style:font-weight-asian="bold"/>
    </style:style>
    <style:style style:name="T5" style:family="text">
      <style:text-properties style:font-name="Arial" fo:font-size="18pt" fo:font-weight="bold" officeooo:rsid="001712cf" style:font-size-asian="18pt" style:font-weight-asian="bold"/>
    </style:style>
    <style:style style:name="T6" style:family="text">
      <style:text-properties style:font-name="Arial" fo:font-size="11.5pt" fo:font-weight="bold" style:font-size-asian="11.5pt" style:font-weight-asian="bold"/>
    </style:style>
    <style:style style:name="T7" style:family="text">
      <style:text-properties style:font-name="Arial" fo:font-size="11pt" fo:font-weight="bold" style:font-size-asian="11pt" style:font-weight-asian="bold"/>
    </style:style>
    <style:style style:name="T8" style:family="text">
      <style:text-properties style:font-name="Arial" officeooo:rsid="00183cba"/>
    </style:style>
    <style:style style:name="T9" style:family="text">
      <style:text-properties style:font-name="Times-Bold" fo:font-size="13.5pt" fo:font-weight="bold" style:font-size-asian="13.5pt" style:font-weight-asian="bold"/>
    </style:style>
    <style:style style:name="T10" style:family="text">
      <style:text-properties style:font-name="Times-Bold" fo:font-size="13.5pt" fo:font-weight="bold" style:font-size-asian="13.5pt" style:font-weight-asian="bold" style:font-size-complex="18pt"/>
    </style:style>
    <style:style style:name="T11" style:family="text">
      <style:text-properties style:font-name="Times-Bold" fo:font-size="10.5pt" fo:font-weight="bold" style:font-size-asian="10.5pt" style:font-weight-asian="bold"/>
    </style:style>
    <style:style style:name="T12" style:family="text">
      <style:text-properties style:font-name="Times-Roman" fo:font-size="11.5pt" style:font-size-asian="11.5pt"/>
    </style:style>
    <style:style style:name="T13" style:family="text">
      <style:text-properties style:font-name="Times-Roman" fo:font-size="11.5pt" officeooo:rsid="00183cba" style:font-size-asian="11.5pt"/>
    </style:style>
    <style:style style:name="T14" style:family="text">
      <style:text-properties officeooo:rsid="00183cba"/>
    </style:style>
    <style:style style:name="T15" style:family="text">
      <style:text-properties style:font-name="ArialMT" fo:font-size="11pt" style:font-size-asian="11pt"/>
    </style:style>
    <style:style style:name="T16" style:family="text">
      <style:text-properties style:font-name="ArialMT" fo:font-size="11pt" officeooo:rsid="00183cba" style:font-size-asian="11pt"/>
    </style:style>
    <style:style style:name="T17" style:family="text">
      <style:text-properties style:font-name="Ubuntu" fo:font-size="11pt" style:font-size-asian="11pt"/>
    </style:style>
    <style:style style:name="T18" style:family="text">
      <style:text-properties style:font-name="Arial1"/>
    </style:style>
    <style:style style:name="T19" style:family="text">
      <style:text-properties style:font-name="Arial1" officeooo:rsid="00183cba"/>
    </style:style>
    <style:style style:name="T20" style:family="text">
      <style:text-properties style:font-name="Arial1" fo:font-style="italic" style:font-style-asian="italic"/>
    </style:style>
    <style:style style:name="T21" style:family="text">
      <style:text-properties fo:font-size="12pt" officeooo:rsid="00183cba" style:font-size-asian="12pt" style:font-size-complex="12pt"/>
    </style:style>
    <style:style style:name="T22" style:family="text">
      <style:text-properties fo:font-size="12pt" officeooo:rsid="001e35c4" style:font-size-asian="12pt" style:font-size-complex="12pt"/>
    </style:style>
    <style:style style:name="T23" style:family="text">
      <style:text-properties fo:font-size="12pt" fo:font-weight="normal" officeooo:rsid="001c70d9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d59f9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35b8b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302d5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e35c4" style:font-size-asian="12pt" style:font-weight-asian="normal" style:font-size-complex="12pt" style:font-weight-complex="normal"/>
    </style:style>
    <style:style style:name="T28" style:family="text">
      <style:text-properties officeooo:rsid="001b20ac"/>
    </style:style>
    <style:style style:name="T29" style:family="text">
      <style:text-properties officeooo:rsid="001e35c4"/>
    </style:style>
    <style:style style:name="T30" style:family="text">
      <style:text-properties officeooo:rsid="001e4656"/>
    </style:style>
    <style:style style:name="T31" style:family="text">
      <style:text-properties officeooo:rsid="002864d1"/>
    </style:style>
    <style:style style:name="T32" style:family="text">
      <style:text-properties officeooo:rsid="0028d479"/>
    </style:style>
    <style:style style:name="T33" style:family="text">
      <style:text-properties officeooo:rsid="0029c945"/>
    </style:style>
    <style:style style:name="T34" style:family="text">
      <style:text-properties officeooo:rsid="002a9c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de Brasília</text:p>
      <text:p text:style-name="Standard">IE - Departamento de Ciência da Computação</text:p>
      <text:p text:style-name="Standard">Circuitos Digitais (116351) – 2°/2013 – turma C</text:p>
      <text:p text:style-name="P1"><text:span text:style-name="T5">4</text:span><text:span text:style-name="T6">o </text:span><text:span text:style-name="T4">Experimento</text:span><text:span text:style-name="T7"> - </text:span><text:span text:style-name="T10">C</text:span><text:span text:style-name="T11">IRCUITOS </text:span><text:span text:style-name="T9">C</text:span><text:span text:style-name="T11">OMBINACIONAIS</text:span><text:span text:style-name="T9">: C</text:span><text:span text:style-name="T11">OMPARADOR DE </text:span><text:span text:style-name="T9">P</text:span><text:span text:style-name="T11">ALAVRAS</text:span></text:p>
      <text:p text:style-name="P1"/>
      <text:p text:style-name="P1"/>
      <text:p text:style-name="Standard">EDUARDO FURTADO SÁ CORRÊA - 09/0111575</text:p>
      <text:p text:style-name="Standard">LEANDRO RAMALHO MOTTA FERREIRA - 10/0033571</text:p>
      <text:p text:style-name="Standard"/>
      <text:p text:style-name="P5">OBJETIVO: </text:p>
      <text:p text:style-name="P1"><text:span text:style-name="T12">Esta experiência visa a descrição e projeto de um comparador de palavras binárias, usando</text:span><text:span text:style-name="T13">-</text:span><text:span text:style-name="T12">se as técnicas de síntese de circuitos combinacionais já vistas: tabela da verdade, simplificação por mapa de Karnaugh e implementação da função booleana simplificada com portas lógicas.</text:span></text:p>
      <text:p text:style-name="P1"/>
      <text:p text:style-name="P1"/>
      <text:p text:style-name="P1"/>
      <text:p text:style-name="P4">Materiais </text:p>
      <text:p text:style-name="P3"><text:span text:style-name="T16">●</text:span><text:span text:style-name="T15"> </text:span><text:span text:style-name="T17">Software Quartus II</text:span></text:p>
      <text:p text:style-name="P22"/>
      <text:p text:style-name="P3">Introdução</text:p>
      <text:p text:style-name="P16"><text:span text:style-name="T14"><text:tab/></text:span><text:span text:style-name="T21">Neste experimento faremos pequenos comparadores de palavras binárias. Faremos uso de técnicas de circuitos combinacionais usadas nos experimentos anteriores, tavelas verdade, simplificação de circuitos e implementação de funções booleanas com portas lógicas. Teremos também um primeiro contato com o poderoso software Quartus II da Altera.</text:span></text:p>
      <text:p text:style-name="P21"><text:span text:style-name="T8"><text:tab/></text:span><text:span text:style-name="T19">Um comparador de palavras faz uma opera</text:span><text:span text:style-name="T18">ção com duas palavras de n </text:span><text:span text:style-name="T20">bits</text:span><text:span text:style-name="T18">, determinando se ambas são iguais ou qual é maior. Palavra é determinada por uma sequência de n </text:span><text:span text:style-name="T20">bits, </text:span><text:span text:style-name="T18">tratada como um conjunto.</text:span></text:p>
      <text:p text:style-name="P23"/>
      <text:p text:style-name="P23"/>
      <text:p text:style-name="P23"/>
      <text:p text:style-name="P23"/>
      <text:p text:style-name="Standard"/>
      <text:p text:style-name="P33"><text:soft-page-break/>Procedimentos <text:span text:style-name="T33">e Análise de Dados</text:span></text:p>
      <text:p text:style-name="P9">1A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Ai</text:p>
          </table:table-cell>
          <table:table-cell table:style-name="Table1.A1" office:value-type="string">
            <text:p text:style-name="P27">Bi</text:p>
          </table:table-cell>
          <table:table-cell table:style-name="Table1.C1" office:value-type="string">
            <text:p text:style-name="P27">Zi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C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1</text:p>
          </table:table-cell>
          <table:table-cell table:style-name="Table1.C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C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C2" office:value-type="string">
            <text:p text:style-name="P27">1</text:p>
          </table:table-cell>
        </table:table-row>
      </table:table>
      <text:p text:style-name="P6"/>
      <text:p text:style-name="P6"><text:span text:style-name="T28">1B) </text:span><text:span text:style-name="T23">Obtivemos a seguinte expressão booleana: Zi= ~[ Ai(~Bi) + (~Ai)Bi ]</text:span></text:p>
      <text:p text:style-name="P7"><text:span text:style-name="T28">1C) </text:span><text:span text:style-name="T24">Utilizando DeMorgan obtivemos: </text:span><text:span text:style-name="T23">Zi= </text:span><text:span text:style-name="T24">(</text:span><text:span text:style-name="T23">~Ai</text:span><text:span text:style-name="T24">+</text:span><text:span text:style-name="T23">Bi</text:span><text:span text:style-name="T24">)</text:span><text:span text:style-name="T23"> . </text:span><text:span text:style-name="T24">(</text:span><text:span text:style-name="T23">Ai</text:span><text:span text:style-name="T24">+~</text:span><text:span text:style-name="T23">Bi</text:span><text:span text:style-name="T24">)</text:span></text:p>
      <text:p text:style-name="P8"><text:span text:style-name="T28">1D)1E) </text:span><text:span text:style-name="T27">Fizemos:</text:span></text:p>
      <text:p text:style-name="P11"/>
      <text:p text:style-name="P11"><draw:frame draw:style-name="fr2" draw:name="graphics1" text:anchor-type="paragraph" svg:width="17cm" svg:height="6.341cm" draw:z-index="4"><draw:image xlink:href="Pictures/20000009000062EA000024E7F5F3C140.svm" xlink:type="simple" xlink:show="embed" xlink:actuate="onLoad"/></draw:frame></text:p>
      <text:p text:style-name="P17">e verificamos os sinais de onda obtidos que foram o esperado.</text:p>
      <text:p text:style-name="P18"/>
      <text:p text:style-name="P9"/>
      <text:p text:style-name="P9"/>
      <text:p text:style-name="P9"/>
      <text:p text:style-name="P9"/>
      <text:p text:style-name="P9"><text:soft-page-break/></text:p>
      <text:p text:style-name="P6"><text:span text:style-name="T28">1F)1</text:span><text:span text:style-name="T30">G</text:span><text:span text:style-name="T28">) </text:span><text:span text:style-name="T29">Fizemos:</text:span></text:p>
      <text:p text:style-name="P11"><draw:frame draw:style-name="fr2" draw:name="graphics2" text:anchor-type="paragraph" svg:width="17cm" svg:height="7.819cm" draw:z-index="5"><draw:image xlink:href="Pictures/20000009000053D30000268E04DED05B.svm" xlink:type="simple" xlink:show="embed" xlink:actuate="onLoad"/></draw:frame></text:p>
      <text:p text:style-name="P17">em que as caixas pretas (lab4c) foram feitas anteriormente.</text:p>
      <text:p text:style-name="P12">1H) Obtivemos a seguinte tabela verdade: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28">A1</text:p>
          </table:table-cell>
          <table:table-cell table:style-name="Table2.A1" office:value-type="string">
            <text:p text:style-name="P28">A2</text:p>
          </table:table-cell>
          <table:table-cell table:style-name="Table2.A1" office:value-type="string">
            <text:p text:style-name="P28">A3</text:p>
          </table:table-cell>
          <table:table-cell table:style-name="Table2.A1" office:value-type="string">
            <text:p text:style-name="P28">B1</text:p>
          </table:table-cell>
          <table:table-cell table:style-name="Table2.A1" office:value-type="string">
            <text:p text:style-name="P28">B2</text:p>
          </table:table-cell>
          <table:table-cell table:style-name="Table2.A1" office:value-type="string">
            <text:p text:style-name="P28">B3</text:p>
          </table:table-cell>
          <table:table-cell table:style-name="Table2.G1" office:value-type="string">
            <text:p text:style-name="P28">Si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G2" office:value-type="string">
            <text:p text:style-name="P28">1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G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Table_20_Contents">...</text:p>
          </table:table-cell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G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G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G2" office:value-type="string">
            <text:p text:style-name="P28">1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G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A2" office:value-type="string">
            <text:p text:style-name="P26">...</text:p>
          </table:table-cell>
          <table:table-cell table:style-name="Table2.G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G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G2" office:value-type="string">
            <text:p text:style-name="P28">1</text:p>
          </table:table-cell>
        </table:table-row>
      </table:table>
      <text:p text:style-name="P12"/>
      <text:p text:style-name="P12"/>
      <text:p text:style-name="P12"/>
      <text:p text:style-name="P12"><text:soft-page-break/></text:p>
      <text:p text:style-name="P6"><text:span text:style-name="T28">2A) </text:span><text:span text:style-name="T26">Utilizamos: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9">X</text:p>
          </table:table-cell>
          <table:table-cell table:style-name="Table4.A1" office:value-type="string">
            <text:p text:style-name="P29">Y</text:p>
          </table:table-cell>
          <table:table-cell table:style-name="Table4.C1" office:value-type="string">
            <text:p text:style-name="P29">Saida que vale 1</text:p>
          </table:table-cell>
        </table:table-row>
        <table:table-row>
          <table:table-cell table:style-name="Table4.A2" office:value-type="string">
            <text:p text:style-name="P29">0</text:p>
          </table:table-cell>
          <table:table-cell table:style-name="Table4.A2" office:value-type="string">
            <text:p text:style-name="P29">0</text:p>
          </table:table-cell>
          <table:table-cell table:style-name="Table4.C2" office:value-type="string">
            <text:p text:style-name="P29">Y2</text:p>
          </table:table-cell>
        </table:table-row>
        <table:table-row>
          <table:table-cell table:style-name="Table4.A2" office:value-type="string">
            <text:p text:style-name="P29">0</text:p>
          </table:table-cell>
          <table:table-cell table:style-name="Table4.A2" office:value-type="string">
            <text:p text:style-name="P29">1</text:p>
          </table:table-cell>
          <table:table-cell table:style-name="Table4.C2" office:value-type="string">
            <text:p text:style-name="P29">Y3</text:p>
          </table:table-cell>
        </table:table-row>
        <table:table-row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9">0</text:p>
          </table:table-cell>
          <table:table-cell table:style-name="Table4.C2" office:value-type="string">
            <text:p text:style-name="P29">Y1</text:p>
          </table:table-cell>
        </table:table-row>
        <table:table-row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9">1</text:p>
          </table:table-cell>
          <table:table-cell table:style-name="Table4.C2" office:value-type="string">
            <text:p text:style-name="P29">Y2</text:p>
          </table:table-cell>
        </table:table-row>
      </table:table>
      <text:p text:style-name="P13"/>
      <text:p text:style-name="P6"><text:span text:style-name="T28">2B) </text:span><text:span text:style-name="T25">Obtivemos as seguintes expressões:</text:span></text:p>
      <text:p text:style-name="P14"><draw:frame draw:style-name="fr1" draw:name="graphics3" text:anchor-type="paragraph" svg:width="16.06cm" svg:height="1.669cm" draw:z-index="0"><draw:image xlink:href="Pictures/2000000900003EBD000006845522C563.svm" xlink:type="simple" xlink:show="embed" xlink:actuate="onLoad"/></draw:frame></text:p>
      <text:p text:style-name="P14"><draw:frame draw:style-name="fr1" draw:name="graphics4" text:anchor-type="paragraph" svg:width="11.352cm" svg:height="1.722cm" draw:z-index="1"><draw:image xlink:href="Pictures/2000000900002C58000006B9E216B7F1.svm" xlink:type="simple" xlink:show="embed" xlink:actuate="onLoad"/></draw:frame></text:p>
      <text:p text:style-name="P14"/>
      <text:p text:style-name="P14"><draw:frame draw:style-name="fr1" draw:name="graphics5" text:anchor-type="paragraph" svg:width="8.124cm" svg:height="0.82cm" draw:z-index="2"><draw:image xlink:href="Pictures/2000000900001FBC00000335C7B470F9.svm" xlink:type="simple" xlink:show="embed" xlink:actuate="onLoad"/></draw:frame></text:p>
      <text:p text:style-name="P14"/>
      <text:p text:style-name="P6"><text:span text:style-name="T28">2C) </text:span><text:span text:style-name="T25">Reduzimos as expressões com Karnaugh a:</text:span></text:p>
      <text:p text:style-name="P19">Y1 = ~BC~D + ~A~B~C + AC~D</text:p>
      <text:p text:style-name="P19">Y2 não pode ser reduzida</text:p>
      <text:p text:style-name="P19">Y3 = ~A~CD + ~AB + B~C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0">2D)2E)</text:p>
      <text:p text:style-name="P9"><draw:frame draw:style-name="fr2" draw:name="graphics6" text:anchor-type="paragraph" svg:width="17cm" svg:height="7.274cm" draw:z-index="6"><draw:image xlink:href="Pictures/20000009000050EE000022A1AFBC27D3.svm" xlink:type="simple" xlink:show="embed" xlink:actuate="onLoad"/></draw:frame></text:p>
      <text:p text:style-name="P6"><text:span text:style-name="T28">2F)</text:span><text:span text:style-name="T31">2G)</text:span></text:p>
      <text:p text:style-name="P15"/>
      <text:p text:style-name="P15"><draw:frame draw:style-name="fr2" draw:name="graphics7" text:anchor-type="paragraph" svg:width="17cm" svg:height="6.535cm" draw:z-index="3"><draw:image xlink:href="Pictures/20000009000054220000205A06F1F472.svm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9"><text:soft-page-break/>2H)</text:p>
      <text:p text:style-name="Standard"/>
      <table:table table:name="Table3" table:style-name="Table3">
        <table:table-column table:style-name="Table3.A" table:number-columns-repeated="6"/>
        <table:table-column table:style-name="Table3.G"/>
        <table:table-row table:style-name="Table3.1">
          <table:table-cell table:style-name="Table3.A1" office:value-type="string">
            <text:p text:style-name="P30">A1</text:p>
          </table:table-cell>
          <table:table-cell table:style-name="Table3.A1" office:value-type="string">
            <text:p text:style-name="P31">B1</text:p>
          </table:table-cell>
          <table:table-cell table:style-name="Table3.A1" office:value-type="string">
            <text:p text:style-name="P30">A0</text:p>
          </table:table-cell>
          <table:table-cell table:style-name="Table3.A1" office:value-type="string">
            <text:p text:style-name="P31">B0</text:p>
          </table:table-cell>
          <table:table-cell table:style-name="Table3.A1" office:value-type="string">
            <text:p text:style-name="P32">Y1</text:p>
          </table:table-cell>
          <table:table-cell table:style-name="Table3.A1" office:value-type="string">
            <text:p text:style-name="P32">Y2</text:p>
          </table:table-cell>
          <table:table-cell table:style-name="Table3.G1" office:value-type="string">
            <text:p text:style-name="P32">Y3</text:p>
          </table:table-cell>
        </table:table-row>
        <table:table-row table:style-name="Table3.1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1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1</text:p>
          </table:table-cell>
        </table:table-row>
        <table:table-row table:style-name="Table3.1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1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1</text:p>
          </table:table-cell>
        </table:table-row>
        <table:table-row table:style-name="Table3.1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1</text:p>
          </table:table-cell>
        </table:table-row>
        <table:table-row table:style-name="Table3.1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1</text:p>
          </table:table-cell>
        </table:table-row>
        <table:table-row table:style-name="Table3.1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1</text:p>
          </table:table-cell>
        </table:table-row>
        <table:table-row table:style-name="Table3.1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1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1</text:p>
          </table:table-cell>
        </table:table-row>
        <table:table-row table:style-name="Table3.1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</text:p>
          </table:table-cell>
          <table:table-cell table:style-name="Table3.G2" office:value-type="string">
            <text:p text:style-name="P32">0</text:p>
          </table:table-cell>
        </table:table-row>
        <table:table-row table:style-name="Table3.1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1</text:p>
          </table:table-cell>
          <table:table-cell table:style-name="Table3.G2" office:value-type="string">
            <text:p text:style-name="P32">0</text:p>
          </table:table-cell>
        </table:table-row>
      </table:table>
      <text:p text:style-name="P2"/>
      <text:p text:style-name="P24">Este resultado foi observado através do sinal de onda gerado, e equivale ao esperado teoricamente.</text:p>
      <text:p text:style-name="P34"><text:span text:style-name="T1">Conclusão</text:span></text:p>
      <text:p text:style-name="P35"><text:tab/><text:span text:style-name="T32">O Software Quartus 2 facilitou muito todo o processo. Os dados obtidos foram condizentes com o esperado, o que nos leva a dizer que tivemos exito na implementação do</text:span><text:span text:style-name="T34">s</text:span><text:span text:style-name="T32"> comparador</text:span><text:span text:style-name="T34">es</text:span><text:span text:style-name="T32"> de palavras </text:span><text:span text:style-name="T34">propostos</text:span><text:span text:style-name="T32">. </text:span><text:span text:style-name="T34">Os comparadores são de grande importante para qualquer área das ciências exatas. Em ambos os experimentos os objetivos propostos no início foram obtidos.</text:span></text:p>
      <text:p text:style-name="P35"><text:span text:style-name="T32"/></text:p>
      <text:p text:style-name="Standard"/>
      <text:p text:style-name="P25"><text:span text:style-name="T2">Respostas do Teste:</text:span><text:span text:style-name="T3"> </text:span></text:p>
      <text:p text:style-name="P20">1-B; 2-C; 3-D; 4-D; 5-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" svg:font-family="ArialMT" style:font-family-generic="roman"/>
    <style:font-face style:name="Times-Bold" svg:font-family="Times-Bold" style:font-family-generic="roman"/>
    <style:font-face style:name="Times-Roman" svg:font-family="Times-Roman" style:font-family-generic="roman"/>
    <style:font-face style:name="Ubuntu" svg:font-family="Ubuntu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0:31:35</meta:creation-date>
    <dc:date>2013-09-21T00:32:49.82</dc:date>
    <meta:editing-duration>PT1H21M45S</meta:editing-duration>
    <meta:editing-cycles>25</meta:editing-cycles>
    <meta:generator>LibreOffice/4.0.0.3$Windows_x86 LibreOffice_project/7545bee9c2a0782548772a21bc84a9dcc583b89</meta:generator>
    <meta:document-statistic meta:table-count="4" meta:image-count="7" meta:object-count="0" meta:page-count="6" meta:paragraph-count="255" meta:word-count="557" meta:character-count="2454" meta:non-whitespace-character-count="2144"/>
  </office:meta>
</office:document-meta>
</file>